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33b6b" officeooo:paragraph-rsid="00033b6b"/>
    </style:style>
    <style:style style:name="P2" style:family="paragraph" style:parent-style-name="Title">
      <style:text-properties officeooo:rsid="00033b6b" officeooo:paragraph-rsid="00033b6b"/>
    </style:style>
    <style:style style:name="P3" style:family="paragraph" style:parent-style-name="Text_20_body">
      <style:text-properties fo:font-style="italic" officeooo:rsid="00049209" officeooo:paragraph-rsid="00049209" style:font-style-asian="italic" style:font-style-complex="italic"/>
    </style:style>
    <style:style style:name="P4" style:family="paragraph" style:parent-style-name="Text_20_body">
      <style:text-properties fo:font-style="italic" officeooo:rsid="00075037" officeooo:paragraph-rsid="00075037" style:font-style-asian="italic" style:font-style-complex="italic"/>
    </style:style>
    <style:style style:name="P5" style:family="paragraph" style:parent-style-name="Heading_20_3">
      <style:text-properties officeooo:rsid="00033b6b" officeooo:paragraph-rsid="00033b6b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gs for Skeletons Project</text:p>
      <text:h text:style-name="P5" text:outline-level="3">16.05.19</text:h>
      <text:p text:style-name="P1">Today I will work mostly on figuring out how to extract data from the files and on defining the syntax of the file.</text:p>
      <text:p text:style-name="P3">What I Achieved: <text:span text:style-name="T1"><text:s/>I completed the task I set out. I can now read a single cell and work onn it. The work related to the reading of the .ods file still is pending </text:span></text:p>
      <text:h text:style-name="Heading_20_3" text:outline-level="3">17.05.19</text:h>
      <text:p text:style-name="P4"><text:span text:style-name="T1">I set out to figure out how to read the .ods file, also had to deal with merged cells so I shifted to reading xlsx files as their merged cell info is easier to get. Also shifted libraries of reading from pyexcel-ods to pyexcel-xls and openpyxl. </text:span></text:p>
      <text:p text:style-name="P4">What I Achieved:<text:span text:style-name="T1"> Reading is done and now the html file can be generated when their are exacly 12 columns / each column has to get equal space. The issue with merged cells still persists and I intend to solve it in the next couple of day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5:56:32.367005703</meta:creation-date>
    <meta:editing-duration>PT4M59S</meta:editing-duration>
    <meta:editing-cycles>5</meta:editing-cycles>
    <meta:generator>LibreOffice/5.1.6.2$Linux_X86_64 LibreOffice_project/10m0$Build-2</meta:generator>
    <dc:date>2019-05-17T16:01:24.297383991</dc:date>
    <meta:document-statistic meta:table-count="0" meta:image-count="0" meta:object-count="0" meta:page-count="1" meta:paragraph-count="7" meta:word-count="156" meta:character-count="802" meta:non-whitespace-character-count="650"/>
  </office:meta>
</office:document-meta>
</file>